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7d0" officeooo:paragraph-rsid="001277d0"/>
    </style:style>
    <style:style style:name="P2" style:family="paragraph" style:parent-style-name="Standard">
      <style:text-properties officeooo:rsid="001277d0" officeooo:paragraph-rsid="0017b731"/>
    </style:style>
    <style:style style:name="P3" style:family="paragraph" style:parent-style-name="Standard">
      <style:text-properties officeooo:paragraph-rsid="0017b731"/>
    </style:style>
    <style:style style:name="P4" style:family="paragraph" style:parent-style-name="Standard">
      <style:text-properties officeooo:rsid="0017b731" officeooo:paragraph-rsid="0017b731"/>
    </style:style>
    <style:style style:name="P5" style:family="paragraph" style:parent-style-name="Standard">
      <style:text-properties fo:font-weight="normal" officeooo:rsid="0017e4ae" officeooo:paragraph-rsid="00139d90" style:font-weight-asian="normal" style:font-weight-complex="normal"/>
    </style:style>
    <style:style style:name="T1" style:family="text">
      <style:text-properties officeooo:rsid="00173e24"/>
    </style:style>
    <style:style style:name="T2" style:family="text">
      <style:text-properties officeooo:rsid="001277d0"/>
    </style:style>
    <style:style style:name="T3" style:family="text">
      <style:text-properties officeooo:rsid="0017b731"/>
    </style:style>
    <style:style style:name="T4" style:family="text">
      <style:text-properties officeooo:rsid="0018a789"/>
    </style:style>
    <style:style style:name="T5" style:family="text">
      <style:text-properties officeooo:rsid="001990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cution instruction:</text:p>
      <text:p text:style-name="P1"/>
      <text:p text:style-name="P2">While keeping the codes in the same folder as the image. </text:p>
      <text:p text:style-name="P4"/>
      <text:p text:style-name="P3"><text:span text:style-name="T2">Run the </text:span><text:span text:style-name="T1">solution.py </text:span><text:span text:style-name="T2">python code. The </text:span><text:span text:style-name="T3">output </text:span><text:span text:style-name="T5">images</text:span><text:span text:style-name="T2"> will </text:span><text:span text:style-name="T4">display after the program finishes runnning. Its gonna take some time.</text:span></text:p>
      <text:p text:style-name="P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1T12:59:57.966169190</meta:creation-date>
    <dc:date>2024-04-04T15:12:42.341317377</dc:date>
    <meta:editing-duration>PT14M2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3" meta:character-count="205" meta:non-whitespace-character-count="174"/>
  </office:meta>
</office:document-meta>
</file>